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51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54 kWh</text:p>
          </table:table-cell>
          <table:table-cell office:value-type="float" office:value="1644.18" calcext:value-type="float">
            <text:p>1644.1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1383.85" calcext:value-type="float">
            <text:p>1383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98 kWh</text:p>
          </table:table-cell>
          <table:table-cell office:value-type="float" office:value="1958.14" calcext:value-type="float">
            <text:p>1958.14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/>
          <table:table-cell office:value-type="float" office:value="16.85" calcext:value-type="float">
            <text:p>16.85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1702.15" calcext:value-type="float">
            <text:p>1702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02 kWh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07.87" calcext:value-type="float">
            <text:p>107.87</text:p>
          </table:table-cell>
          <table:table-cell office:value-type="float" office:value="17.07" calcext:value-type="float">
            <text:p>17.07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832.23" calcext:value-type="float">
            <text:p>1832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97 kWh</text:p>
          </table:table-cell>
          <table:table-cell office:value-type="float" office:value="1934.6" calcext:value-type="float">
            <text:p>1934.6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/>
          <table:table-cell office:value-type="float" office:value="16.64" calcext:value-type="float">
            <text:p>16.64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680.6" calcext:value-type="float">
            <text:p>168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28 kWh</text:p>
          </table:table-cell>
          <table:table-cell office:value-type="float" office:value="2149.41" calcext:value-type="float">
            <text:p>2149.41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20.05" calcext:value-type="float">
            <text:p>120.05</text:p>
          </table:table-cell>
          <table:table-cell office:value-type="float" office:value="18.8" calcext:value-type="float">
            <text:p>18.8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018.76" calcext:value-type="float">
            <text:p>2018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0 kWh</text:p>
          </table:table-cell>
          <table:table-cell office:value-type="float" office:value="1940.29" calcext:value-type="float">
            <text:p>1940.29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/>
          <table:table-cell office:value-type="float" office:value="16.72" calcext:value-type="float">
            <text:p>16.72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688.57" calcext:value-type="float">
            <text:p>1688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53 kWh</text:p>
          </table:table-cell>
          <table:table-cell office:value-type="float" office:value="2310.24" calcext:value-type="float">
            <text:p>2310.24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31.55" calcext:value-type="float">
            <text:p>131.55</text:p>
          </table:table-cell>
          <table:table-cell office:value-type="float" office:value="20.43" calcext:value-type="float">
            <text:p>20.43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194.89" calcext:value-type="float">
            <text:p>2194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18 kWh</text:p>
          </table:table-cell>
          <table:table-cell office:value-type="float" office:value="2052.27" calcext:value-type="float">
            <text:p>2052.27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13.62" calcext:value-type="float">
            <text:p>113.62</text:p>
          </table:table-cell>
          <table:table-cell office:value-type="float" office:value="17.86" calcext:value-type="float">
            <text:p>17.86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917.57" calcext:value-type="float">
            <text:p>1917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12 kWh</text:p>
          </table:table-cell>
          <table:table-cell office:value-type="float" office:value="1978.84" calcext:value-type="float">
            <text:p>1978.8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09.25" calcext:value-type="float">
            <text:p>109.25</text:p>
          </table:table-cell>
          <table:table-cell office:value-type="float" office:value="17.23" calcext:value-type="float">
            <text:p>17.23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849.42" calcext:value-type="float">
            <text:p>1849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21 kWh</text:p>
          </table:table-cell>
          <table:table-cell office:value-type="float" office:value="2012.46" calcext:value-type="float">
            <text:p>2012.46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11.72" calcext:value-type="float">
            <text:p>111.72</text:p>
          </table:table-cell>
          <table:table-cell office:value-type="float" office:value="17.58" calcext:value-type="float">
            <text:p>17.58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887.78" calcext:value-type="float">
            <text:p>1887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33 kWh</text:p>
          </table:table-cell>
          <table:table-cell office:value-type="float" office:value="2086.43" calcext:value-type="float">
            <text:p>2086.43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17.02" calcext:value-type="float">
            <text:p>117.02</text:p>
          </table:table-cell>
          <table:table-cell office:value-type="float" office:value="18.33" calcext:value-type="float">
            <text:p>18.33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968.79" calcext:value-type="float">
            <text:p>1968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25 kWh</text:p>
          </table:table-cell>
          <table:table-cell office:value-type="float" office:value="1997.14" calcext:value-type="float">
            <text:p>1997.1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10.89" calcext:value-type="float">
            <text:p>110.89</text:p>
          </table:table-cell>
          <table:table-cell office:value-type="float" office:value="17.45" calcext:value-type="float">
            <text:p>17.45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1873.57" calcext:value-type="float">
            <text:p>1873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46:04.741000000</meta:creation-date>
    <dc:date>2018-03-27T11:48:48.520000000</dc:date>
    <meta:editing-duration>PT2M44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